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8000"/>
      <style:text-properties fo:color="#0000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gences</text:p>
          </table:table-cell>
          <table:table-cell table:style-name="Default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string" calcext:value-type="string">
            <text:p>Nombre voitures déplacé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Agenc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office:value-type="string" calcext:value-type="string">
            <text:p>Défic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table:formula="of:=SUM([.J3:.M3])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 ([.D$2]-[.$B4])^2 + ([.D$3]-[.$C4])^2) * [.$B$11]" office:value-type="float" office:value="1.69705627484771" calcext:value-type="float">
            <text:p>1,69705627484771</text:p>
          </table:table-cell>
          <table:table-cell table:formula="of:=SQRT( ([.E$2]-[.$B4])^2 + ([.E$3]-[.$C4])^2) * [.$B$11]" office:value-type="float" office:value="2.1" calcext:value-type="float">
            <text:p>2,1</text:p>
          </table:table-cell>
          <table:table-cell table:formula="of:=SQRT( ([.F$2]-[.$B4])^2 + ([.F$3]-[.$C4])^2) * [.$B$11]" office:value-type="float" office:value="0.670820393249937" calcext:value-type="float">
            <text:p>0,670820393249937</text:p>
          </table:table-cell>
          <table:table-cell table:formula="of:=SQRT( ([.G$2]-[.$B4])^2 + ([.G$3]-[.$C4])^2) * [.$B$11]" office:value-type="float" office:value="0.6" calcext:value-type="float">
            <text:p>0,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table:formula="of:=SUM([.J4:.M4])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QRT( ([.D$2]-[.$B5])^2 + ([.D$3]-[.$C5])^2) * [.$B$11]" office:value-type="float" office:value="0.6" calcext:value-type="float">
            <text:p>0,6</text:p>
          </table:table-cell>
          <table:table-cell table:formula="of:=SQRT( ([.E$2]-[.$B5])^2 + ([.E$3]-[.$C5])^2) * [.$B$11]" office:value-type="float" office:value="1.0816653826392" calcext:value-type="float">
            <text:p>1,0816653826392</text:p>
          </table:table-cell>
          <table:table-cell table:formula="of:=SQRT( ([.F$2]-[.$B5])^2 + ([.F$3]-[.$C5])^2) * [.$B$11]" office:value-type="float" office:value="0.9" calcext:value-type="float">
            <text:p>0,9</text:p>
          </table:table-cell>
          <table:table-cell table:formula="of:=SQRT( ([.G$2]-[.$B5])^2 + ([.G$3]-[.$C5])^2) * [.$B$11]" office:value-type="float" office:value="0.848528137423857" calcext:value-type="float">
            <text:p>0,84852813742385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SUM([.J5:.M5])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QRT( ([.D$2]-[.$B6])^2 + ([.D$3]-[.$C6])^2) * [.$B$11]" office:value-type="float" office:value="0.848528137423857" calcext:value-type="float">
            <text:p>0,848528137423857</text:p>
          </table:table-cell>
          <table:table-cell table:formula="of:=SQRT( ([.E$2]-[.$B6])^2 + ([.E$3]-[.$C6])^2) * [.$B$11]" office:value-type="float" office:value="0.670820393249937" calcext:value-type="float">
            <text:p>0,670820393249937</text:p>
          </table:table-cell>
          <table:table-cell table:formula="of:=SQRT( ([.F$2]-[.$B6])^2 + ([.F$3]-[.$C6])^2) * [.$B$11]" office:value-type="float" office:value="1.5" calcext:value-type="float">
            <text:p>1,5</text:p>
          </table:table-cell>
          <table:table-cell table:formula="of:=SQRT( ([.G$2]-[.$B6])^2 + ([.G$3]-[.$C6])^2) * [.$B$11]" office:value-type="float" office:value="1.34164078649987" calcext:value-type="float">
            <text:p>1,3416407864998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formula="of:=SUM([.J6:.M6])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QRT( ([.D$2]-[.$B7])^2 + ([.D$3]-[.$C7])^2) * [.$B$11]" office:value-type="float" office:value="0.948683298050514" calcext:value-type="float">
            <text:p>0,948683298050514</text:p>
          </table:table-cell>
          <table:table-cell table:formula="of:=SQRT( ([.E$2]-[.$B7])^2 + ([.E$3]-[.$C7])^2) * [.$B$11]" office:value-type="float" office:value="1.5" calcext:value-type="float">
            <text:p>1,5</text:p>
          </table:table-cell>
          <table:table-cell table:formula="of:=SQRT( ([.F$2]-[.$B7])^2 + ([.F$3]-[.$C7])^2) * [.$B$11]" office:value-type="float" office:value="2.01246117974981" calcext:value-type="float">
            <text:p>2,01246117974981</text:p>
          </table:table-cell>
          <table:table-cell table:formula="of:=SQRT( ([.G$2]-[.$B7])^2 + ([.G$3]-[.$C7])^2) * [.$B$11]" office:value-type="float" office:value="2.12132034355964" calcext:value-type="float">
            <text:p>2,1213203435596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formula="of:=SUM([.J7:.M7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QRT( ([.D$2]-[.$B8])^2 + ([.D$3]-[.$C8])^2) * [.$B$11]" office:value-type="float" office:value="0.948683298050514" calcext:value-type="float">
            <text:p>0,948683298050514</text:p>
          </table:table-cell>
          <table:table-cell table:formula="of:=SQRT( ([.E$2]-[.$B8])^2 + ([.E$3]-[.$C8])^2) * [.$B$11]" office:value-type="float" office:value="2.343074902772" calcext:value-type="float">
            <text:p>2,343074902772</text:p>
          </table:table-cell>
          <table:table-cell table:formula="of:=SQRT( ([.F$2]-[.$B8])^2 + ([.F$3]-[.$C8])^2) * [.$B$11]" office:value-type="float" office:value="0.9" calcext:value-type="float">
            <text:p>0,9</text:p>
          </table:table-cell>
          <table:table-cell table:formula="of:=SQRT( ([.G$2]-[.$B8])^2 + ([.G$3]-[.$C8])^2) * [.$B$11]" office:value-type="float" office:value="1.52970585407784" calcext:value-type="float">
            <text:p>1,5297058540778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SUM([.J8:.M8])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QRT( ([.D$2]-[.$B9])^2 + ([.D$3]-[.$C9])^2) * [.$B$11]" office:value-type="float" office:value="1.2369316876853" calcext:value-type="float">
            <text:p>1,2369316876853</text:p>
          </table:table-cell>
          <table:table-cell table:formula="of:=SQRT( ([.E$2]-[.$B9])^2 + ([.E$3]-[.$C9])^2) * [.$B$11]" office:value-type="float" office:value="2.28473193175917" calcext:value-type="float">
            <text:p>2,28473193175917</text:p>
          </table:table-cell>
          <table:table-cell table:formula="of:=SQRT( ([.F$2]-[.$B9])^2 + ([.F$3]-[.$C9])^2) * [.$B$11]" office:value-type="float" office:value="0.424264068711929" calcext:value-type="float">
            <text:p>0,424264068711929</text:p>
          </table:table-cell>
          <table:table-cell table:formula="of:=SQRT( ([.G$2]-[.$B9])^2 + ([.G$3]-[.$C9])^2) * [.$B$11]" office:value-type="float" office:value="1.0816653826392" calcext:value-type="float">
            <text:p>1,0816653826392</text:p>
          </table:table-cell>
          <table:table-cell table:number-columns-repeated="2"/>
          <table:table-cell table:style-name="ce5" table:formula="of:=SUM([.J3:.J8])" office:value-type="float" office:value="7" calcext:value-type="float">
            <text:p>7</text:p>
          </table:table-cell>
          <table:table-cell table:style-name="ce5" table:formula="of:=SUM([.K3:.K8])" office:value-type="float" office:value="3" calcext:value-type="float">
            <text:p>3</text:p>
          </table:table-cell>
          <table:table-cell table:style-name="ce5" table:formula="of:=SUM([.L3:.L8])" office:value-type="float" office:value="4" calcext:value-type="float">
            <text:p>4</text:p>
          </table:table-cell>
          <table:table-cell table:style-name="ce5" table:formula="of:=SUM([.M3:.M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office:value-type="string" calcext:value-type="string">
            <text:p>Excè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rburant</text:p>
          </table:table-cell>
          <table:table-cell office:value-type="float" office:value="0.3" calcext:value-type="float">
            <text:p>0,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office:value-type="string" calcext:value-type="string">
            <text:p>Coût</text:p>
          </table:table-cell>
          <table:table-cell table:style-name="ce7" table:formula="of:=SUMPRODUCT([.D4:.G9];[.J3:.M8])" office:value-type="float" office:value="14.8288670378114" calcext:value-type="float">
            <text:p>14,8288670378114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0:38:51.132000000</meta:creation-date>
    <dc:date>2021-02-08T12:44:36.035000000</dc:date>
    <meta:editing-duration>PT1H4M33S</meta:editing-duration>
    <meta:editing-cycles>3</meta:editing-cycles>
    <meta:generator>LibreOffice/7.0.3.1$Windows_X86_64 LibreOffice_project/d7547858d014d4cf69878db179d326fc3483e082</meta:generator>
    <meta:document-statistic meta:table-count="1" meta:cell-count="119" meta:object-count="0"/>
  </office:meta>
</office:document-meta>
</file>